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/>
    </style:style>
    <style:style style:name="P2" style:family="paragraph" style:parent-style-name="Default_7e_LT_7e_Gliederung_20_1">
      <style:text-properties style:font-name="Century Schoolbook L" fo:font-size="14pt" style:font-size-asian="14pt" style:font-size-complex="14pt"/>
    </style:style>
    <style:style style:name="P3" style:family="paragraph" style:parent-style-name="Default_7e_LT_7e_Gliederung_20_1">
      <style:text-properties style:font-name="Century Schoolbook L" fo:font-size="14pt" officeooo:paragraph-rsid="000be22c" style:font-size-asian="14pt" style:font-size-complex="14pt"/>
    </style:style>
    <style:style style:name="P4" style:family="paragraph" style:parent-style-name="Default_7e_LT_7e_Gliederung_20_1">
      <style:text-properties style:font-name="Century Schoolbook L" fo:font-size="14pt" officeooo:paragraph-rsid="000c701b" style:font-size-asian="14pt" style:font-size-complex="14pt"/>
    </style:style>
    <style:style style:name="P5" style:family="paragraph" style:parent-style-name="Default_7e_LT_7e_Titel">
      <style:text-properties style:font-name="Century Schoolbook L" fo:font-size="22pt" style:font-size-asian="22pt" style:font-size-complex="22pt"/>
    </style:style>
    <style:style style:name="P6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7" style:family="paragraph" style:parent-style-name="Default_7e_LT_7e_Gliederung_20_1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be22c" officeooo:paragraph-rsid="000be22c" style:letter-kerning="true" style:font-size-asian="14pt" style:font-style-asian="normal" style:font-weight-asian="normal" style:font-size-complex="14pt" style:text-emphasize="none"/>
    </style:style>
    <style:style style:name="P8" style:family="paragraph" style:parent-style-name="Default_7e_LT_7e_Gliederung_20_1">
      <style:text-properties style:font-name="Century Schoolbook L" fo:font-size="14pt" officeooo:paragraph-rsid="000be22c" style:font-size-asian="14pt" style:font-size-complex="14pt"/>
    </style:style>
    <style:style style:name="P9" style:family="paragraph" style:parent-style-name="Default_7e_LT_7e_Gliederung_20_1">
      <style:text-properties officeooo:paragraph-rsid="000f74a9"/>
    </style:style>
    <style:style style:name="P10" style:family="paragraph" style:parent-style-name="Default_7e_LT_7e_Gliederung_20_1">
      <style:text-properties officeooo:rsid="000f74a9" officeooo:paragraph-rsid="000f74a9"/>
    </style:style>
    <style:style style:name="P11" style:family="paragraph" style:parent-style-name="Default_7e_LT_7e_Gliederung_20_1">
      <style:text-properties fo:font-style="normal" officeooo:rsid="000f74a9" officeooo:paragraph-rsid="000f74a9" style:font-style-asian="normal" style:font-style-complex="normal"/>
    </style:style>
    <style:style style:name="P12" style:family="paragraph" style:parent-style-name="Default_7e_LT_7e_Gliederung_20_1">
      <style:text-properties fo:font-style="normal" officeooo:rsid="000f74a9" officeooo:paragraph-rsid="0010edc7" style:font-style-asian="normal"/>
    </style:style>
    <style:style style:name="P13" style:family="paragraph" style:parent-style-name="Default_7e_LT_7e_Gliederung_20_1">
      <style:text-properties fo:font-style="normal" officeooo:rsid="000f74a9" officeooo:paragraph-rsid="001198b7" style:font-style-asian="normal"/>
    </style:style>
    <style:style style:name="P14" style:family="paragraph" style:parent-style-name="Default_7e_LT_7e_Gliederung_20_1">
      <style:text-properties fo:font-style="normal" officeooo:rsid="000f74a9" officeooo:paragraph-rsid="0013b54a" style:font-style-asian="normal"/>
    </style:style>
    <style:style style:name="P15" style:family="paragraph" style:parent-style-name="Default_7e_LT_7e_Gliederung_20_1">
      <style:text-properties style:font-name="Century Schoolbook L" fo:font-size="14pt" fo:font-style="normal" officeooo:rsid="000f74a9" officeooo:paragraph-rsid="0010c8b5" style:font-size-asian="14pt" style:font-style-asian="normal" style:font-size-complex="14pt" style:font-style-complex="normal"/>
    </style:style>
    <style:style style:name="P16" style:family="paragraph" style:parent-style-name="Default_7e_LT_7e_Gliederung_20_1">
      <style:text-properties style:font-name="Century Schoolbook L" fo:font-size="14pt" fo:font-style="normal" officeooo:rsid="000f74a9" officeooo:paragraph-rsid="0013b54a" style:font-size-asian="14pt" style:font-style-asian="normal" style:font-size-complex="14pt" style:font-style-complex="normal"/>
    </style:style>
    <style:style style:name="P17" style:family="paragraph" style:parent-style-name="Default_7e_LT_7e_Gliederung_20_1">
      <style:text-properties officeooo:paragraph-rsid="00126e22"/>
    </style:style>
    <style:style style:name="P18" style:family="paragraph" style:parent-style-name="Default_7e_LT_7e_Gliederung_20_1">
      <style:text-properties officeooo:rsid="0013b54a" officeooo:paragraph-rsid="0013b54a"/>
    </style:style>
    <style:style style:name="T1" style:family="text">
      <style:text-properties fo:color="#000000" style:text-outline="false" style:text-line-through-style="none" style:text-line-through-type="none" style:font-name="Century Schoolbook L" fo:font-style="italic" fo:text-shadow="none" style:text-underline-style="none" fo:font-weight="normal" style:letter-kerning="true" style:font-style-asian="italic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Century Schoolbook L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96759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5e0f" style:letter-kerning="true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e22c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c701b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10c8b5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0be22c" style:letter-kerning="true" style:font-name-asian="DejaVu Sans" style:font-style-asian="normal" style:font-weight-asian="normal" style:font-name-complex="Liberation Sans2" style:text-emphasize="none"/>
    </style:style>
    <style:style style:name="T11" style:family="text">
      <style:text-properties fo:color="#000000" style:text-outline="false" style:text-line-through-style="none" style:text-line-through-type="none" fo:font-style="italic" fo:text-shadow="none" style:text-underline-style="none" fo:font-weight="normal" officeooo:rsid="000b5e0f" style:letter-kerning="true" style:font-style-asian="italic" style:font-weight-asian="normal" style:font-style-complex="italic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0be22c" style:letter-kerning="true" style:font-name-asian="DejaVu Sans" style:font-style-asian="normal" style:font-weight-asian="normal" style:font-name-complex="Liberation Sans2" style:text-emphasize="none"/>
    </style:style>
    <style:style style:name="T13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0be22c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4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0edc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5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198b7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6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26e22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7" style:family="text">
      <style:text-properties fo:color="#000000" style:text-outline="false" style:text-line-through-style="none" style:text-line-through-type="none" style:font-name="Arial" fo:font-size="14pt" fo:text-shadow="none" style:text-underline-style="none" fo:font-weight="normal" officeooo:rsid="0013b54a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18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officeooo:rsid="00126e22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19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20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be22c" style:letter-kerning="true" style:font-size-asian="14pt" style:font-style-asian="normal" style:font-weight-asian="normal" style:font-size-complex="14pt" style:text-emphasize="none"/>
    </style:style>
    <style:style style:name="T21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0f74a9" style:letter-kerning="true" style:font-size-asian="14pt" style:font-style-asian="normal" style:font-weight-asian="normal" style:font-size-complex="14pt" style:text-emphasize="none"/>
    </style:style>
    <style:style style:name="T22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0c8b5" style:letter-kerning="true" style:font-size-asian="14pt" style:font-style-asian="normal" style:font-weight-asian="normal" style:font-size-complex="14pt" style:text-emphasize="none"/>
    </style:style>
    <style:style style:name="T23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0c8b5" style:letter-kerning="true" style:font-size-asian="14pt" style:font-style-asian="normal" style:font-weight-asian="normal" style:font-size-complex="14pt" style:font-style-complex="normal" style:text-emphasize="none"/>
    </style:style>
    <style:style style:name="T24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198b7" style:letter-kerning="true" style:font-size-asian="14pt" style:font-style-asian="normal" style:font-weight-asian="normal" style:font-size-complex="14pt" style:font-style-complex="normal" style:text-emphasize="none"/>
    </style:style>
    <style:style style:name="T25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198b7" style:letter-kerning="true" style:font-size-asian="14pt" style:font-style-asian="normal" style:font-weight-asian="normal" style:font-size-complex="14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198b7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27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28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26e22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Century Schoolbook L" fo:font-size="14pt" fo:font-style="normal" fo:text-shadow="none" style:text-underline-style="none" fo:font-weight="normal" officeooo:rsid="0013b54a" style:letter-kerning="true" style:font-name-asian="DejaVu Sans" style:font-size-asian="14pt" style:font-style-asian="normal" style:font-weight-asian="normal" style:font-name-complex="Liberation Sans2" style:font-size-complex="14pt" style:font-style-complex="normal" style:text-emphasize="none"/>
    </style:style>
    <style:style style:name="T30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style:letter-kerning="true" style:font-size-asian="14pt" style:font-style-asian="italic" style:font-weight-asian="normal" style:font-size-complex="14pt" style:font-style-complex="italic" style:text-emphasize="none"/>
    </style:style>
    <style:style style:name="T31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0c8b5" style:letter-kerning="true" style:font-size-asian="14pt" style:font-style-asian="italic" style:font-weight-asian="normal" style:font-size-complex="14pt" style:font-style-complex="italic" style:text-emphasize="none"/>
    </style:style>
    <style:style style:name="T32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0edc7" style:letter-kerning="true" style:font-size-asian="14pt" style:font-style-asian="italic" style:font-weight-asian="normal" style:font-size-complex="14pt" style:font-style-complex="italic" style:text-emphasize="none"/>
    </style:style>
    <style:style style:name="T33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198b7" style:letter-kerning="true" style:font-size-asian="14pt" style:font-style-asian="italic" style:font-weight-asian="normal" style:font-size-complex="14pt" style:font-style-complex="italic" style:text-emphasize="none"/>
    </style:style>
    <style:style style:name="T34" style:family="text">
      <style:text-properties fo:color="#000000" style:text-outline="false" style:text-line-through-style="none" style:text-line-through-type="none" style:font-name="Century Schoolbook L" fo:font-size="14pt" fo:font-style="italic" fo:text-shadow="none" style:text-underline-style="none" fo:font-weight="normal" officeooo:rsid="001198b7" style:letter-kerning="true" style:font-name-asian="DejaVu Sans" style:font-size-asian="14pt" style:font-style-asian="italic" style:font-weight-asian="normal" style:font-name-complex="Liberation Sans2" style:font-size-complex="14pt" style:font-style-complex="italic" style:text-emphasize="none"/>
    </style:style>
    <style:style style:name="T35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style:letter-kerning="true" style:font-size-asian="14pt" style:font-weight-asian="normal" style:font-size-complex="14pt" style:text-emphasize="none"/>
    </style:style>
    <style:style style:name="T36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c8b5" style:letter-kerning="true" style:font-size-asian="14pt" style:font-weight-asian="normal" style:font-size-complex="14pt" style:text-emphasize="none"/>
    </style:style>
    <style:style style:name="T37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c8b5" style:letter-kerning="true" style:font-size-asian="14pt" style:font-weight-asian="normal" style:font-size-complex="14pt" style:font-style-complex="normal" style:text-emphasize="none"/>
    </style:style>
    <style:style style:name="T38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0edc7" style:letter-kerning="true" style:font-size-asian="14pt" style:font-weight-asian="normal" style:font-size-complex="14pt" style:font-style-complex="normal" style:text-emphasize="none"/>
    </style:style>
    <style:style style:name="T39" style:family="text">
      <style:text-properties fo:color="#000000" style:text-outline="false" style:text-line-through-style="none" style:text-line-through-type="none" style:font-name="Century Schoolbook L" fo:font-size="14pt" fo:text-shadow="none" style:text-underline-style="none" fo:font-weight="normal" officeooo:rsid="0013b54a" style:letter-kerning="true" style:font-name-asian="DejaVu Sans" style:font-size-asian="14pt" style:font-weight-asian="normal" style:font-name-complex="Liberation Sans2" style:font-size-complex="14pt" style:font-style-complex="normal" style:text-emphasize="none"/>
    </style:style>
    <style:style style:name="T40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0be22c" style:letter-kerning="true" style:font-weight-asian="normal" style:text-emphasize="none"/>
    </style:style>
    <style:style style:name="T41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0c701b" style:letter-kerning="true" style:font-weight-asian="normal" style:text-emphasize="none"/>
    </style:style>
    <style:style style:name="T42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10c8b5" style:letter-kerning="true" style:font-weight-asian="normal" style:text-emphasize="none"/>
    </style:style>
    <style:style style:name="T43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0be22c" style:letter-kerning="true" style:font-name-asian="DejaVu Sans" style:font-weight-asian="normal" style:font-name-complex="Liberation Sans2" style:text-emphasize="none"/>
    </style:style>
    <style:style style:name="T44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0c701b" style:letter-kerning="true" style:font-name-asian="DejaVu Sans" style:font-weight-asian="normal" style:font-name-complex="Liberation Sans2" style:text-emphasize="none"/>
    </style:style>
    <style:style style:name="T45" style:family="text">
      <style:text-properties fo:color="#000000" style:text-outline="false" style:text-line-through-style="none" style:text-line-through-type="none" style:font-name="Century Schoolbook L" fo:text-shadow="none" style:text-underline-style="none" fo:font-weight="normal" officeooo:rsid="0010c8b5" style:letter-kerning="true" style:font-name-asian="DejaVu Sans" style:font-weight-asian="normal" style:font-name-complex="Liberation Sans2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unaliella salina</text:span><text:span text:style-name="T2"> (Dunal) Teodoresco</text:span></text:p>
      <text:p text:style-name="P1"/>
      <text:p text:style-name="P2"><text:span text:style-name="T3">-----------------------------------------</text:span><text:span text:style-name="T7">Slide N°</text:span><text:span text:style-name="T9">2</text:span><text:span text:style-name="T7">-------------------------------------------------</text:span></text:p>
      <text:p text:style-name="P6">-É uma alga unicelular verde encontrada em ambientes com alta concentração de sal.</text:p>
      <text:p text:style-name="P6">-O que ela produz?</text:p>
      <text:p text:style-name="P2"><text:span text:style-name="T3"><text:tab/>-</text:span><text:span text:style-name="T6">Devida a presença de carotenoides (</text:span><text:span text:style-name="T12">β</text:span><text:span text:style-name="T10">-caroteno)</text:span><text:span text:style-name="T6"> em seus cloroplasotos,ela</text:span><text:span text:style-name="T4"> produz um pigmento vermelho rosado, caracterísitco de salinas e de lagos sal</text:span><text:span text:style-name="T7">gados</text:span><text:span text:style-name="T4">. </text:span><text:span text:style-name="T5">Embora ajude na coloração avermelhada das salinas, a </text:span><text:span text:style-name="T11">Dunaliella salina</text:span><text:span text:style-name="T5"> não é a principal responsável por esse efeito.A maior parte desse papel de colorir as salinas é feito por uma comunidade de Archaea.</text:span></text:p>
      <text:p text:style-name="P2"><text:span text:style-name="T5">-Descoberta </text:span><text:span text:style-name="T6">por </text:span><text:span text:style-name="T3">Michel Félix Dunal</text:span><text:span text:style-name="T6">+ Curiosidade do nome</text:span></text:p>
      <text:p text:style-name="P3"><text:span text:style-name="T3"><text:tab/></text:span><text:span text:style-name="T5">-</text:span><text:span text:style-name="T6">Ela foi d</text:span><text:span text:style-name="T5">escoberta </text:span><text:span text:style-name="T6">no sul da França em 183</text:span><text:span text:style-name="T7">8</text:span><text:span text:style-name="T5"> p</text:span><text:span text:style-name="T6">elo francês</text:span><text:span text:style-name="T5"> </text:span><text:span text:style-name="T3">Michel Felix Dunal, </text:span><text:span text:style-name="T6">mas só foi nomeada em 1905 por Teodoresco.</text:span></text:p>
      <text:p text:style-name="P7"/>
      <text:p text:style-name="P4"><text:span text:style-name="T6">-----------------------------------------</text:span><text:span text:style-name="T7">Slide N°</text:span><text:span text:style-name="T9">3</text:span><text:span text:style-name="T7">-------------------------------------------------</text:span></text:p>
      <text:p text:style-name="P3"><text:span text:style-name="T6">-</text:span><text:span text:style-name="T3">Nasceu em 24 de Outubro de 1789, na cidade de Montpellier</text:span></text:p>
      <text:p text:style-name="P9"><text:span text:style-name="T19"><text:tab/></text:span><text:span text:style-name="T20">-</text:span><text:span text:style-name="T19">Nasceu em 24 de Outubro de 1789, na cidade de Montpellier, </text:span><text:span text:style-name="T21">sul da França.</text:span></text:p>
      <text:p text:style-name="P10"><text:span text:style-name="T19">-</text:span><text:span text:style-name="T22">Formação</text:span></text:p>
      <text:p text:style-name="P10"><text:span text:style-name="T19"><text:tab/>-Se formou botânico na Universidade de Montpellier, onde também se tornou professor e possuía a Cadeira Acadêmica de história natural.</text:span></text:p>
      <text:p text:style-name="P10"><text:span text:style-name="T19">-Reconhecimento</text:span></text:p>
      <text:p text:style-name="P10"><text:span text:style-name="T19"><text:tab/>-É muito reconhecido no mundo acadêmico por seus trabalhos e pesquisas com o gênero </text:span><text:span text:style-name="T22">de angiospermas </text:span><text:span text:style-name="T30">Solanum.</text:span></text:p>
      <text:p text:style-name="P10"><text:soft-page-break/><text:span text:style-name="T30"/></text:p>
      <text:p text:style-name="P11"><text:span text:style-name="T35">-Morte(29/07/1856)</text:span></text:p>
      <text:p text:style-name="P11"><text:span text:style-name="T35"><text:tab/>-Faleceu em 29 de Julho de 1856 em sua cidade natal(Montpellier)</text:span></text:p>
      <text:p text:style-name="P11"><text:span text:style-name="T35"/></text:p>
      <text:p text:style-name="P15"><text:span text:style-name="T40">-----------------------------------------</text:span><text:span text:style-name="T41">Slide N°</text:span><text:span text:style-name="T42">4</text:span><text:span text:style-name="T41">-------------------------------------------------</text:span></text:p>
      <text:p text:style-name="P11"><text:span text:style-name="T35">-</text:span><text:span text:style-name="T36">Tolera grandes variações de salinidade</text:span></text:p>
      <text:p text:style-name="P11"><text:span text:style-name="T36"><text:tab/>-Ela consegue sobreviver em ambientes com grandes variações na concentração de NaCl, que podem ir de 0.2% até aproximadamente 35%</text:span></text:p>
      <text:p text:style-name="P11"><text:span text:style-name="T36">-Mas como ela se adapta a ambientes com alta salinidade?</text:span></text:p>
      <text:p text:style-name="P9"><text:span text:style-name="T23"><text:tab/>-Ela se adapta a ambientes com alta salinidade por meio do acúmulo de glycerol, para assim balancear a pressão osmótica.</text:span><text:span text:style-name="T24">O glycerol é o responsável por esse controle da pressão osmótica uma vez que a </text:span><text:span text:style-name="T33">Dunaliella salina </text:span><text:span text:style-name="T24">não possui parede celular e que a membrana plasmática sozinha torna a célula </text:span><text:span text:style-name="T25">suscetível à pressão osmótica</text:span></text:p>
      <text:p text:style-name="P11"><text:span text:style-name="T36">-Adaptação à radiação solar </text:span></text:p>
      <text:p text:style-name="P12"><text:span text:style-name="T37"><text:tab/>-A </text:span><text:span text:style-name="T31">Dunaliella salin</text:span><text:span text:style-name="T32">a </text:span><text:span text:style-name="T38">também é adaptada a radiação solar, devido ao </text:span><text:span text:style-name="T13">β-</text:span><text:span text:style-name="T14">caroteno que à protege contra a energia de ionização, </text:span><text:span text:style-name="T15">uma vez que ele inibe a produção de radicais livres gerada pelos raios ultravioleta</text:span></text:p>
      <text:p text:style-name="P12"><text:span text:style-name="T14">-</text:span><text:span text:style-name="T15">Produto comercial</text:span></text:p>
      <text:p text:style-name="P13"><text:span text:style-name="T15"><text:tab/>-Essa combinação oferece grande potencial para aplicações biotecnológicas, como por exemplo seu uso em batons e protetores labiais, devido à sua grande produção de <text:s/></text:span><text:span text:style-name="T13">β-</text:span><text:span text:style-name="T15">caroteno</text:span></text:p>
      <text:p text:style-name="P13"><text:span text:style-name="T15">-</text:span><text:span text:style-name="T16">Pode comer?</text:span></text:p>
      <text:p text:style-name="P14"><text:span text:style-name="T16"><text:tab/>-</text:span><text:span text:style-name="T17">A <text:s/></text:span><text:span text:style-name="T34">Dunaliella salina </text:span><text:span text:style-name="T39">é comestível! </text:span></text:p>
      <text:p text:style-name="P17"><text:span text:style-name="T18"><text:tab/>-Atualmente cientistas estão estudando os efeitos da ingestão da </text:span><text:span text:style-name="T34">Dunaliella salina.</text:span><text:span text:style-name="T26"> </text:span><text:span text:style-name="T28">Os resultados desses estudos com ratos apontam que seu consumo apresenta um ótimo efeito antioxidante que é capaz de </text:span><text:soft-page-break/><text:span text:style-name="T28">aumentar a proteção da córnea contra os raios UVB. Seu consumo também melhora o sistema imunológico, visto que aument</text:span><text:span text:style-name="T18">a a fagocitose e a atividade da proteína lisozima. Pesquisadores do câncer também foram atraídos pela <text:s/></text:span><text:span text:style-name="T34">Dunaliella salina, </text:span><text:span text:style-name="T29">já que estudos com ratos comprovaram que ela ajuda na regressão dos tumores.</text:span></text:p>
      <text:p text:style-name="P18"><text:span text:style-name="T27">Então, é bem provável que daqui há alguns anos o consumo dessa alga seja mais comum em diversas partes da Terra</text:span></text:p>
      <text:p text:style-name="P18"><text:span text:style-name="T27"/></text:p>
      <text:p text:style-name="P16"><text:span text:style-name="T43">-----------------------------------------</text:span><text:span text:style-name="T44">Slide N°</text:span><text:span text:style-name="T45">4</text:span><text:span text:style-name="T44">-------------------------------------------------</text:span></text:p>
      <text:p text:style-name="P16"><text:span text:style-name="T44"/></text:p>
      <text:p text:style-name="P18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2" svg:font-family="FreeSans" style:font-family-generic="swiss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21:32:04.892147436</meta:creation-date>
    <dc:date>2015-08-31T12:42:30.611132356</dc:date>
    <meta:editing-duration>PT32M23S</meta:editing-duration>
    <meta:editing-cycles>2</meta:editing-cycles>
    <meta:generator>LibreOffice/4.4.2.2$Linux_X86_64 LibreOffice_project/40m0$Build-2</meta:generator>
    <meta:document-statistic meta:table-count="0" meta:image-count="0" meta:object-count="0" meta:page-count="3" meta:paragraph-count="30" meta:word-count="453" meta:character-count="3208" meta:non-whitespace-character-count="2772"/>
  </office:meta>
</office:document-meta>
</file>